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WebExchang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validateIfModifiedSince( Instant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.getLog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.get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get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transform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checkNotModified( @ Nullable String eTag , Instant lastModifi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erverWebExchange.validateIfNoneMatch( @ Nullable String 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WebExchange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DefaultServerWebExchange( ServerHttpRequest request , ServerHttpResponse response , WebSessionManager sessionManager , ServerCodecConfigurer codecConfigurer , LocaleContextResolver localeContextResolver ,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erverWebExchange.padEtagIfNecessary( @ Nullable String et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.eTagStrongMatch( @ Nullable String first , @ Nullable String seco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WebExchange.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DefaultServerWebExchange( ServerHttpRequest request , ServerHttpResponse response , WebSessionManager sessionManager , ServerCodecConfigurer codecConfigurer , LocaleContextResolver localeContex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validateIfUnmodifiedSince( Instant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WebExchange.validateIfMatch( @ Nullable String e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erverWebExchange.updateResponseIdempotent( @ Nullable String eTag , Instant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.addUrlTransformer( Function &lt; String , String &gt;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.matchRequestedETags( List &lt; String &gt; requestedETags , @ Nullable String eTag , boolean weakCompa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erverWebExchange.updateResponseStateChanging( @ Nullable String eTag , Instant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.checkNo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eTagWeakMatch( @ Nullable String first , @ Nullable String seco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WebExchang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initMultipartData( ServerHttpRequest request , ServerCodecConfigurer configurer , String log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erverWebExchange.get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addCachingResponseHeaders( @ Nullable String eTag , Instant lastModifi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WebExchange.get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.initFormData( ServerHttpRequest request , ServerCodecConfigurer configurer , String log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erverWebExchange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